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3.44cm"/>
    </style:style>
    <style:style style:name="co26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6.216cm"/>
    </style:style>
    <style:style style:name="co17" style:family="table-column">
      <style:table-column-properties fo:break-before="auto" style:column-width="6.02cm"/>
    </style:style>
    <style:style style:name="co18" style:family="table-column">
      <style:table-column-properties fo:break-before="auto" style:column-width="4.494cm"/>
    </style:style>
    <style:style style:name="co19" style:family="table-column">
      <style:table-column-properties fo:break-before="auto" style:column-width="6.077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3.718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6.188cm"/>
    </style:style>
    <style:style style:name="co24" style:family="table-column">
      <style:table-column-properties fo:break-before="auto" style:column-width="5.66cm"/>
    </style:style>
    <style:style style:name="co25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4.023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4.745cm"/>
    </style:style>
    <style:style style:name="co36" style:family="table-column">
      <style:table-column-properties fo:break-before="auto" style:column-width="3.745cm"/>
    </style:style>
    <style:style style:name="co37" style:family="table-column">
      <style:table-column-properties fo:break-before="auto" style:column-width="3.357cm"/>
    </style:style>
    <style:style style:name="co38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5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7" table:default-cell-style-name="ce3"/>
        <table:table-column table:style-name="co28" table:default-cell-style-name="ce3"/>
        <table:table-column table:style-name="co26" table:number-columns-repeated="2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26" table:number-columns-repeated="2" table:default-cell-style-name="ce3"/>
        <table:table-column table:style-name="co32" table:default-cell-style-name="ce3"/>
        <table:table-column table:style-name="co14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3" table:default-cell-style-name="ce3"/>
        <table:table-column table:style-name="co36" table:default-cell-style-name="ce3"/>
        <table:table-column table:style-name="co26" table:default-cell-style-name="ce3"/>
        <table:table-column table:style-name="co37" table:default-cell-style-name="ce3"/>
        <table:table-column table:style-name="co38" table:default-cell-style-name="ce3"/>
        <table:table-column table:style-name="co40" table:default-cell-style-name="ce3"/>
        <table:table-column table:style-name="co37" table:default-cell-style-name="ce3"/>
        <table:table-column table:style-name="co41" table:default-cell-style-name="ce3"/>
        <table:table-column table:style-name="co26" table:number-columns-repeated="978" table:default-cell-style-name="ce3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4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5.9">
            <text:p>5.9</text:p>
          </table:table-cell>
          <table:table-cell table:style-name="Default" office:value-type="float" office:value="139.5">
            <text:p>139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3"/>
          <table:table-cell table:style-name="Default" office:value-type="float" office:value="1248.61">
            <text:p>1248.61</text:p>
          </table:table-cell>
          <table:table-cell table:style-name="Default" office:value-type="float" office:value="752.48">
            <text:p>752.48</text:p>
          </table:table-cell>
          <table:table-cell table:formula="of:=+[.K2]/[.J2]" office:value-type="percentage" office:value="0.602654151416375">
            <text:p>6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5.9">
            <text:p>5.9</text:p>
          </table:table-cell>
          <table:table-cell table:style-name="Default" office:value-type="float" office:value="138.1">
            <text:p>138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598.41">
            <text:p>598.41</text:p>
          </table:table-cell>
          <table:table-cell table:style-name="Default" office:value-type="float" office:value="412.06">
            <text:p>412.06</text:p>
          </table:table-cell>
          <table:table-cell table:formula="of:=+[.K3]/[.J3]" office:value-type="percentage" office:value="0.688591433966678">
            <text:p>6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7.9">
            <text:p>7.9</text:p>
          </table:table-cell>
          <table:table-cell table:style-name="Default" office:value-type="float" office:value="139.2">
            <text:p>139.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826.68">
            <text:p>826.68</text:p>
          </table:table-cell>
          <table:table-cell table:style-name="Default" office:value-type="float" office:value="412.34">
            <text:p>412.34</text:p>
          </table:table-cell>
          <table:table-cell table:formula="of:=+[.K4]/[.J4]" office:value-type="percentage" office:value="0.498790342091257">
            <text:p>5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8.3">
            <text:p>8.3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office:value-type="string">
            <text:p>Acrobeles</text:p>
          </table:table-cell>
          <table:table-cell table:content-validation-name="val3"/>
          <table:table-cell table:style-name="Default" office:value-type="float" office:value="512.2">
            <text:p>512.2</text:p>
          </table:table-cell>
          <table:table-cell table:style-name="Default" office:value-type="float" office:value="325.25">
            <text:p>325.25</text:p>
          </table:table-cell>
          <table:table-cell table:formula="of:=+[.K5]/[.J5]" office:value-type="percentage" office:value="0.635005857087075">
            <text:p>64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9">
            <text:p>9</text:p>
          </table:table-cell>
          <table:table-cell table:style-name="Default" office:value-type="float" office:value="133.9">
            <text:p>133.9</text:p>
          </table:table-cell>
          <table:table-cell table:content-validation-name="val1"/>
          <table:table-cell office:value-type="string">
            <text:p>Cephalobidae</text:p>
          </table:table-cell>
          <table:table-cell/>
          <table:table-cell table:content-validation-name="val3"/>
          <table:table-cell table:style-name="Default" office:value-type="float" office:value="371.61">
            <text:p>371.61</text:p>
          </table:table-cell>
          <table:table-cell table:style-name="Default" office:value-type="float" office:value="233.34">
            <text:p>233.34</text:p>
          </table:table-cell>
          <table:table-cell table:formula="of:=+[.K6]/[.J6]" office:value-type="percentage" office:value="0.627916363929927">
            <text:p>63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9.9">
            <text:p>9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3"/>
          <table:table-cell table:style-name="Default" office:value-type="float" office:value="629.25">
            <text:p>629.25</text:p>
          </table:table-cell>
          <table:table-cell table:style-name="Default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0.1">
            <text:p>10.1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office:value-type="string">
            <text:p>Trichodoridae </text:p>
          </table:table-cell>
          <table:table-cell/>
          <table:table-cell table:content-validation-name="val3"/>
          <table:table-cell table:style-name="Default" office:value-type="float" office:value="772.23">
            <text:p>772.23</text:p>
          </table:table-cell>
          <table:table-cell table:style-name="Default" table:formula="of:=239.2+164.68" office:value-type="float" office:value="403.88">
            <text:p>403.88</text:p>
          </table:table-cell>
          <table:table-cell table:formula="of:=+[.K8]/[.J8]" office:value-type="percentage" office:value="0.523004804268158">
            <text:p>52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table:style-name="Default" office:value-type="float" office:value="10.1">
            <text:p>10.1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1197.39">
            <text:p>1197.39</text:p>
          </table:table-cell>
          <table:table-cell table:style-name="Default"/>
          <table:table-cell table:formula="of:=+[.K9]/[.J9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table:style-name="Default" office:value-type="float" office:value="13.3">
            <text:p>13.3</text:p>
          </table:table-cell>
          <table:table-cell table:style-name="Default" office:value-type="float" office:value="130.1">
            <text:p>130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903.14">
            <text:p>903.14</text:p>
          </table:table-cell>
          <table:table-cell table:style-name="Default"/>
          <table:table-cell table:formula="of:=+[.K10]/[.J10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2">
            <text:p>13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599.81">
            <text:p>599.81</text:p>
          </table:table-cell>
          <table:table-cell table:style-name="Default"/>
          <table:table-cell table:formula="of:=+[.K11]/[.J11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607.15">
            <text:p>607.15</text:p>
          </table:table-cell>
          <table:table-cell table:style-name="Default" table:formula="of:=236.88+174.06" office:value-type="float" office:value="410.94">
            <text:p>410.94</text:p>
          </table:table-cell>
          <table:table-cell table:formula="of:=+[.K12]/[.J12]" office:value-type="percentage" office:value="0.676834390183645">
            <text:p>68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2</text:p>
          </table:table-cell>
          <table:table-cell/>
          <table:table-cell table:style-name="Default" office:value-type="float" office:value="14.5">
            <text:p>14.5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1039.84">
            <text:p>1039.84</text:p>
          </table:table-cell>
          <table:table-cell table:content-validation-name="val4"/>
          <table:table-cell table:formula="of:=+[.K13]/[.J1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/>
          <table:table-cell table:style-name="Default" office:value-type="float" office:value="15">
            <text:p>15</text:p>
          </table:table-cell>
          <table:table-cell table:style-name="Default" office:value-type="float" office:value="138.2">
            <text:p>138.2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3"/>
          <table:table-cell table:style-name="Default" office:value-type="float" office:value="1588.63">
            <text:p>1588.63</text:p>
          </table:table-cell>
          <table:table-cell table:content-validation-name="val4"/>
          <table:table-cell table:formula="of:=+[.K14]/[.J1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4</text:p>
          </table:table-cell>
          <table:table-cell/>
          <table:table-cell table:style-name="Default" office:value-type="float" office:value="17">
            <text:p>17</text:p>
          </table:table-cell>
          <table:table-cell table:style-name="Default" office:value-type="float" office:value="137.5">
            <text:p>137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3"/>
          <table:table-cell table:style-name="Default"/>
          <table:table-cell table:content-validation-name="val4"/>
          <table:table-cell table:formula="of:=+[.K15]/[.J15]" office:value-type="percentage" office:value="0">
            <text:p>#DIV/0!</text:p>
          </table:table-cell>
          <table:table-cell table:number-columns-repeated="1012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9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6" table:default-cell-style-name="Default"/>
        <table:table-row table:style-name="ro4">
          <table:table-cell table:style-name="ce2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20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endedSlideMetadata" style:display-name="PageStyle_AppendedSlide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20:56:05.28</dc:date>
    <dc:creator>Lawrence Perepolkin</dc:creator>
    <meta:editing-duration>PT9H47M18S</meta:editing-duration>
    <meta:editing-cycles>43</meta:editing-cycles>
    <meta:generator>OpenOffice/4.1.12$Win32 OpenOffice.org_project/4112m1$Build-9809</meta:generator>
    <meta:document-statistic meta:table-count="3" meta:cell-count="201" meta:object-count="0"/>
  </office:meta>
</office:document-meta>
</file>